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82634"/>
    </style:style>
    <style:style style:name="T1" style:family="text">
      <style:text-properties officeooo:rsid="00182634"/>
    </style:style>
    <style:style style:name="T2" style:family="text">
      <style:text-properties officeooo:rsid="001992eb"/>
    </style:style>
    <style:style style:name="T3" style:family="text">
      <style:text-properties officeooo:rsid="001b1bb3"/>
    </style:style>
    <style:style style:name="T4" style:family="text">
      <style:text-properties officeooo:rsid="001cd0c8"/>
    </style:style>
    <style:style style:name="T5" style:family="text">
      <style:text-properties officeooo:rsid="001e0004"/>
    </style:style>
    <style:style style:name="T6" style:family="text">
      <style:text-properties officeooo:rsid="001e9fe1"/>
    </style:style>
    <style:style style:name="T7" style:family="text">
      <style:text-properties officeooo:rsid="001fa624"/>
    </style:style>
    <style:style style:name="T8" style:family="text">
      <style:text-properties officeooo:rsid="0020d4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tab/>« <text:span text:style-name="T1">Notre liberté s’arrête là où commence celle des autres » bien que cette sempiternelle citation soit devenue un incontournable pour définir la liberté dans la communauté politique qu’est l’État français, Hannah ARENDT semble ici à première vue en prendre le contre-pied. En effet, </text:span><text:span text:style-name="T2">nous pouvons dire que cette citation sous-entend que la liberté étant un concept individuelle, cette dernière est propre et unique à chaque individu, elle relèverait donc du domaine privé tandis que le domaine public, étant régi par des lois nécessaires au bon fonctionnement de la société, serait celui de la contrainte, tandis que l’autrice écrit que le domaine privé est régit et donc contraint par les besoins vitaux et naturels des individus, tandis que l’existence du domaine public relèverait d’un pur acte de volonté consciente et serait donc fondamentalement le domaine de la liberté. </text:span></text:p>
      <text:p text:style-name="P1"/>
      <text:p text:style-name="P1"><text:tab/><text:span text:style-name="T3">Nous pouvons ici sentir l’inspiration spinoziste de Arendt puisque cette idée fait fortement écho à l’origine des sociétés décrite par Spinoza dans son Traité Théologico-politique, où ces dernière se forment </text:span><text:span text:style-name="T4">par un contrat social dont les termes sont pleinement acceptés par tous les individus. Ainsi les lois régissant le domaine public sont des règles suivies volontairement par les individus car à leurs yeux elles permettent l’expression la plus complète de leur être en leur garantissant une certaine sécurité et un certain confort, les libérant ainsi des contraintes de l’état de nature, là où le domaine individuel s’en rapprocherait car il correspondrait aux </text:span><text:span text:style-name="T5">affaires individuelles <text:s/>et se ramènerait donc aux besoins naturels et aux désirs qui poussent les individus à l’opposition dans l’état de nature. </text:span><text:span text:style-name="T6">Ce rôle protecteur de la polis est bien illustré dans Les Suppliantes, où les Danaïdes demandent <text:s/></text:span><text:span text:style-name="T7">non seulement au roi mais aussi précisément à la cité d’Argos en général de les accueillir et de les protéger. L’espace public de la cité garantit ainsi le maintien de règles assurant le bien-être de l’individu. Cela garantit donc sa liberté dans une certaine mesure car un individu esclave de contraintes qu’il n’a pas acceptées ne peut </text:span><text:span text:style-name="T8">être considéré comme vivant dignement.</text:span></text:p>
      <text:p text:style-name="P1"><text:span text:style-name="T1"><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9T13:53:13.947000000</meta:creation-date>
    <dc:date>2025-04-09T15:17:05.661000000</dc:date>
    <meta:editing-duration>PT49S</meta:editing-duration>
    <meta:editing-cycles>1</meta:editing-cycles>
    <meta:document-statistic meta:table-count="0" meta:image-count="0" meta:object-count="0" meta:page-count="1" meta:paragraph-count="3" meta:word-count="340" meta:character-count="2166" meta:non-whitespace-character-count="1822"/>
    <meta:generator>LibreOffice/7.1.0.3$Windows_X86_64 LibreOffice_project/f6099ecf3d29644b5008cc8f48f42f4a40986e4c</meta:generator>
  </office:meta>
</office:document-meta>
</file>